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333333" draw:marker-start-width="0.8cm" draw:marker-end="Arrow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1.75cm" fo:min-width="4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loext:graphic-properties draw:fill="solid" draw:fill-color="#eeeeee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cm" svg:y1="4.6cm" svg:x2="6cm" svg:y2="6cm">
          <text:p/>
        </draw:line>
        <draw:line draw:style-name="gr1" draw:text-style-name="P1" draw:layer="layout" svg:x1="6.6cm" svg:y1="7.6cm" svg:x2="8cm" svg:y2="9cm">
          <text:p/>
        </draw:line>
        <draw:line draw:style-name="gr1" draw:text-style-name="P1" draw:layer="layout" svg:x1="8.8cm" svg:y1="10.8cm" svg:x2="10cm" svg:y2="12cm">
          <text:p/>
        </draw:line>
        <draw:custom-shape draw:style-name="gr2" draw:text-style-name="P3" draw:layer="layout" svg:width="5.1cm" svg:height="2cm" svg:x="2cm" svg:y="3cm">
          <text:p text:style-name="P2"><text:span text:style-name="T1">Take photo of</text:span></text:p>
          <text:p text:style-name="P2"><text:span text:style-name="T1">CD co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2cm" svg:x="4cm" svg:y="6cm">
          <text:p text:style-name="P2"><text:span text:style-name="T1">Image detection:</text:span></text:p>
          <text:p text:style-name="P2"><text:span text:style-name="T1">Find keywor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2cm" svg:x="6cm" svg:y="9cm">
          <text:p text:style-name="P2"><text:span text:style-name="T1">Search playlist</text:span></text:p>
          <text:p text:style-name="P2"><text:span text:style-name="T1">on YouTub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2cm" svg:x="8cm" svg:y="12cm">
          <text:p text:style-name="P2"><text:span text:style-name="T1">Launch YouTube</text:span><text:span text:style-name="T1"><text:line-break/></text:span><text:span text:style-name="T1">for playli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6:08:46.163791729</meta:creation-date>
    <dc:date>2018-10-28T16:43:41.881207550</dc:date>
    <meta:editing-duration>PT14M25S</meta:editing-duration>
    <meta:editing-cycles>1</meta:editing-cycles>
    <meta:document-statistic meta:object-count="7"/>
    <meta:generator>LibreOffice/6.0.6.2$Linux_X86_64 LibreOffice_project/00m0$Build-2</meta:generator>
  </office:meta>
</office:document-meta>
</file>